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f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18.3cm" svg:y="7.6cm">
          <text:p text:style-name="P1"><text:span text:style-name="T1">Faust erkannt / </text:span></text:p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5" draw:text-style-name="P6" draw:layer="layout" draw:type="curve" svg:x1="14.804cm" svg:y1="16.142cm" svg:x2="21.991cm" svg:y2="11.471cm" draw:start-shape="id4" draw:start-glue-point="4" draw:end-shape="id3" draw:end-glue-point="6" svg:d="M14804 16142c0-3114 2395-4671 7187-4671" svg:viewBox="0 0 7188 4672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4.7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keine</text:span></text:p>
          <text:p text:style-name="P1"><text:span text:style-name="T1">Hand erkannt wird (Notlandu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14" draw:text-style-name="P7" draw:layer="layout" svg:width="4.3cm" svg:height="0.8cm" svg:x="1.2cm" svg:y="12.5cm">
          <text:p text:style-name="P1"><text:span text:style-name="T1">warte auf Hand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3-25T21:46:16.917712000</dc:date>
    <meta:editing-duration>PT1H5M10S</meta:editing-duration>
    <meta:editing-cycles>28</meta:editing-cycles>
    <meta:generator>LibreOffice/4.4.0.3$MacOSX_X86_64 LibreOffice_project/de093506bcdc5fafd9023ee680b8c60e3e0645d7</meta:generator>
    <meta:document-statistic meta:object-count="31"/>
  </office:meta>
</office:document-meta>
</file>